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238194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 style:list-style-name="L1">
      <style:text-properties style:font-name="Liberation Sans" fo:font-size="12pt" fo:font-weight="normal" officeooo:rsid="0024d6a8" officeooo:paragraph-rsid="0024d6a8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ad3fe" officeooo:paragraph-rsid="002ad3fe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9" style:family="paragraph" style:parent-style-name="Table_20_Contents" style:list-style-name="L2">
      <style:text-properties style:font-name="Liberation Sans" fo:font-size="12pt" fo:font-weight="normal" officeooo:rsid="00241f0c" officeooo:paragraph-rsid="002abe93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rsid="00259b04" officeooo:paragraph-rsid="002abe9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2bb5d2" officeooo:paragraph-rsid="002bb5d2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8f3dc"/>
    </style:style>
    <style:style style:name="T6" style:family="text">
      <style:text-properties officeooo:rsid="002ad3fe"/>
    </style:style>
    <style:style style:name="T7" style:family="text">
      <style:text-properties officeooo:rsid="0028f3dc"/>
    </style:style>
    <style:style style:name="T8" style:family="text">
      <style:text-properties officeooo:rsid="0023819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e8f9" style:font-weight-asian="bold" style:font-weight-complex="bold"/>
    </style:style>
    <style:style style:name="T11" style:family="text">
      <style:text-properties officeooo:rsid="0019ad9a"/>
    </style:style>
    <style:style style:name="T12" style:family="text">
      <style:text-properties officeooo:rsid="0025e8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817370974704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0</text:span><text:span text:style-name="T5">8</text:span></text:p>
          </table:table-cell>
          <table:covered-table-cell/>
        </table:table-row>
        <table:table-row table:style-name="TableLine94817371148096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817371160352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817371160992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7"><text:span text:style-name="T7">Pesquisar</text:span><text:span text:style-name="T8"> </text:span><text:span text:style-name="T6">venda</text:span></text:p>
          </table:table-cell>
        </table:table-row>
        <table:table-row table:style-name="TableLine94817371161632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961927857" text:style-name="L1">
              <text:list-header>
                <text:p text:style-name="P10"/>
              </text:list-header>
            </text:list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2"/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4"><text:span text:style-name="T12">DATA</text:span><text:bookmark-start text:name="__DdeLink__199_2086667868"/><text:span text:style-name="T11"> </text:span><text:span text:style-name="T6">-</text:span><text:span text:style-name="T11"> </text:span><text:span text:style-name="T12">Data</text:span><text:bookmark-end text:name="__DdeLink__199_2086667868"/></text:p>
            <text:p text:style-name="P15"><text:span text:style-name="T12">S</text:span>ELETOR - Cliente</text:p>
          </table:table-cell>
        </table:table-row>
        <table:table-row table:style-name="TableLine94817371164768">
          <table:table-cell table:style-name="Tabela1.A8" office:value-type="string">
            <text:p text:style-name="P16">Prioridade</text:p>
          </table:table-cell>
          <table:table-cell table:style-name="Tabela1.B8" office:value-type="string">
            <text:p text:style-name="P17">Excencial</text:p>
          </table:table-cell>
        </table:table-row>
        <table:table-row table:style-name="TableLine94817371165456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8">Fluxo principal</text:p>
          </table:table-cell>
          <table:table-cell table:style-name="Tabela1.B12" office:value-type="string">
            <text:list xml:id="list3558842873" text:style-name="L2">
              <text:list-item>
                <text:p text:style-name="P19">Preencher os dados</text:p>
              </text:list-item>
              <text:list-item>
                <text:p text:style-name="P20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8">Fluxo secundário</text:p>
          </table:table-cell>
          <table:table-cell table:style-name="Tabela1.B12" office:value-type="string">
            <text:p text:style-name="P21"/>
          </table:table-cell>
        </table:table-row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23"/>
          </table:table-cell>
        </table:table-row>
        <table:table-row table:style-name="TableLine94817371169104">
          <table:table-cell table:style-name="Tabela1.A13" office:value-type="string">
            <text:p text:style-name="P24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817371170704">
          <table:table-cell table:style-name="Tabela1.A14" office:value-type="string">
            <text:p text:style-name="P18">Versão</text:p>
          </table:table-cell>
          <table:table-cell table:style-name="Tabela1.B14" office:value-type="string">
            <text:p text:style-name="P25"><text:span text:style-name="T6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1M32S</meta:editing-duration>
    <meta:editing-cycles>34</meta:editing-cycles>
    <meta:generator>LibreOffice/6.4.7.2$Linux_X86_64 LibreOffice_project/40$Build-2</meta:generator>
    <dc:date>2022-09-08T10:58:53.824414379</dc:date>
    <meta:document-statistic meta:table-count="1" meta:image-count="0" meta:object-count="0" meta:page-count="1" meta:paragraph-count="23" meta:word-count="48" meta:character-count="300" meta:non-whitespace-character-count="277"/>
  </office:meta>
</office:document-meta>
</file>